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officeooo:rsid="0067902a" officeooo:paragraph-rsid="0067902a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67902a" officeooo:paragraph-rsid="006cc6e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67fb3f" officeooo:paragraph-rsid="0067fb3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67fb3f" officeooo:paragraph-rsid="0069305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693058" officeooo:paragraph-rsid="0069305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6946a3" officeooo:paragraph-rsid="006946a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69a009" officeooo:paragraph-rsid="0069a00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6b59b5" officeooo:paragraph-rsid="006b59b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6b59b5" officeooo:paragraph-rsid="006bd89c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6bd89c" officeooo:paragraph-rsid="006bd89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6cc6ec" officeooo:paragraph-rsid="006cc6ec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6d7f5b" officeooo:paragraph-rsid="006d7f5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6da8bc" officeooo:paragraph-rsid="006da8b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6e0277" officeooo:paragraph-rsid="006e0277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119402" officeooo:paragraph-rsid="006f5d5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6f5d59" officeooo:paragraph-rsid="006f5d59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6fcd8c" officeooo:paragraph-rsid="006fcd8c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officeooo:rsid="006fcd8c" officeooo:paragraph-rsid="006fcd8c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officeooo:rsid="0071940c" officeooo:paragraph-rsid="0071940c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officeooo:rsid="007313e0" officeooo:paragraph-rsid="007313e0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officeooo:rsid="00739619" officeooo:paragraph-rsid="00739619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officeooo:rsid="00751b15" officeooo:paragraph-rsid="00751b15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officeooo:rsid="0076dd02" officeooo:paragraph-rsid="0076dd02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officeooo:rsid="007854ca" officeooo:paragraph-rsid="007854ca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officeooo:rsid="007854ca" officeooo:paragraph-rsid="0078e134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officeooo:rsid="0078e134" officeooo:paragraph-rsid="0078e134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officeooo:rsid="0079e7d4" officeooo:paragraph-rsid="0079e7d4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6bd89c" officeooo:paragraph-rsid="006bd89c" style:font-size-asian="12pt" style:font-style-asian="italic" style:font-size-complex="12pt" style:font-style-complex="italic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officeooo:rsid="007ad935" officeooo:paragraph-rsid="007ad935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officeooo:rsid="007b60db" officeooo:paragraph-rsid="007b60db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officeooo:rsid="007c4fb1" officeooo:paragraph-rsid="007c4fb1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officeooo:rsid="007c982d" officeooo:paragraph-rsid="007c982d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7c4fb1" officeooo:paragraph-rsid="007c4fb1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693058"/>
    </style:style>
    <style:style style:name="T3" style:family="text">
      <style:text-properties officeooo:rsid="0069a009"/>
    </style:style>
    <style:style style:name="T4" style:family="text">
      <style:text-properties officeooo:rsid="006b59b5"/>
    </style:style>
    <style:style style:name="T5" style:family="text">
      <style:text-properties officeooo:rsid="006cc6ec"/>
    </style:style>
    <style:style style:name="T6" style:family="text">
      <style:text-properties officeooo:rsid="0011d025"/>
    </style:style>
    <style:style style:name="T7" style:family="text">
      <style:text-properties officeooo:rsid="006f5d59"/>
    </style:style>
    <style:style style:name="T8" style:family="text">
      <style:text-properties fo:font-variant="normal" fo:text-transform="none" fo:color="#252525" style:font-name="Liberation Serif" fo:letter-spacing="normal" fo:font-style="normal" fo:font-weight="normal" officeooo:rsid="0010dad4"/>
    </style:style>
    <style:style style:name="T9" style:family="text">
      <style:text-properties style:font-name="Liberation Serif"/>
    </style:style>
    <style:style style:name="T10" style:family="text">
      <style:text-properties officeooo:rsid="0071940c"/>
    </style:style>
    <style:style style:name="T11" style:family="text">
      <style:text-properties officeooo:rsid="00751b15"/>
    </style:style>
    <style:style style:name="T12" style:family="text">
      <style:text-properties officeooo:rsid="0076dd02"/>
    </style:style>
    <style:style style:name="T13" style:family="text">
      <style:text-properties officeooo:rsid="0078e134"/>
    </style:style>
    <style:style style:name="T14" style:family="text">
      <style:text-properties officeooo:rsid="007b60db"/>
    </style:style>
    <style:style style:name="T15" style:family="text">
      <style:text-properties officeooo:rsid="007c4f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ыпучие вещества возят в особых вагонах — без крыши, а пол в таких вагонах это ряд железных люков. Снаружи под вагоном крючок-запор сшибаешь, крышка люка распахивается и вещество высыпается.</text:p>
      <text:p text:style-name="P2">Не знаю, для какой организации пришли в город Ставрополь те пять вагонов с песком, но когда на станции в них распахнули люки, то ничего оттуда не посыпалось, а <text:span text:style-name="T5">как </text:span>загляну<text:span text:style-name="T5">ли</text:span> снизу, <text:span text:style-name="T5">то</text:span> увидали там мелкозернистый монолит.</text:p>
      <text:p text:style-name="P1">Песок отправляли мокрым и морозы обратили его в сплошной большой параллелепипед по форме вагона.</text:p>
      <text:p text:style-name="P1">Ждать обратного превращения некогда; если не возвращаешь вагон в течении трёх суток, то это «простой подвижного состава», за который накручивается громадный штраф и продолжает крутиться дальше.</text:p>
      <text:p text:style-name="P1">У организации пошла голова кругом; проблема — хоть «караул» кричи. </text:p>
      <text:p text:style-name="P1">А кем у нас решаются неразрешимые проблемы? Верно — стройбатом!</text:p>
      <text:p text:style-name="P1">Вот нас и привезли в трёх грузовиках на станцию. </text:p>
      <text:p text:style-name="P3">Правда, на этот раз ломы гладкими оказались; только снизу через люки долбить бесполезно — лом отпрыгивает на тебя же. Сверху будем ебашить и — через борта лопатами. Ходят слухи, что даже отбойный молотки подвезут, а пока — вперёд!</text:p>
      <text:p text:style-name="P3">Я малость попробовал и бросил — слишком такая монотонщина приелась за годы службы; но и просто так стоять — холодно.</text:p>
      <text:p text:style-name="P3">Михаил Хмельницкий мне деньги дал — сходить за «сугревом». Сам-то не может, он — сержант, ему за узбеками присматривать надо.</text:p>
      <text:p text:style-name="P3">И откуда только у людей деньги берутся? </text:p>
      <text:p text:style-name="P3">Проще простого: РБУ раствор готовит, <text:s/>сколько у <text:s/>водителя в бумажке-заявке написано, столько и приготовит. </text:p>
      <text:p text:style-name="P3">А если заявки нет? </text:p>
      <text:p text:style-name="P3">Тогда водитель даёт другую бумажку. </text:p>
      <text:p text:style-name="P3">Кому даёт?</text:p>
      <text:p text:style-name="P3">Командиру отделения работающего на РБУ. </text:p>
      <text:p text:style-name="P3">Пошёл я в город. Места незнакомые, не сразу магазин нашёл.</text:p>
      <text:p text:style-name="P4">Затарился. Бутылки — под бушлат, <text:span text:style-name="T2">снизу бляхой подпоясал; полненький такой стал. Кто говорил — в стройбате плохо кормят?</text:span></text:p>
      <text:p text:style-name="P5">Иду обратно опустив голову, не от стеснительности — просто снег в лицо летит.</text:p>
      <text:p text:style-name="P5">- Почему честь не отдаёте? Вас что — не учили?</text:p>
      <text:p text:style-name="P5">По уставу ты каждому старшему по званию козырять должен. Так ведь не видел я, а потом, если козырну, бутылки под бушлатом зазвякают.</text:p>
      <text:p text:style-name="P5">- Виноват, товарищ...</text:p>
      <text:p text:style-name="P5">Смотрю ему на погон — врубиться не могу; погон без просвета, как у куска, но звезда крупнее, чем у прапора, и даже больше майорской; но тут листочки в петлицах углядел.</text:p>
      <text:p text:style-name="P5">- ...товарищ генерал-майор. Задумался.</text:p>
      <text:p text:style-name="P5">- Задумался он! Идите!</text:p>
      <text:p text:style-name="P5">И это правильно. Генералу с солдатом в чёрных погонах разговаривать, практически, не о чем.</text:p>
      <text:p text:style-name="P5">Единственный офицер, что за два года мен «вы» сказал.</text:p>
      <text:p text:style-name="P5"/>
      <text:p text:style-name="P5">На место сибиряка Черных к нам новый комроты <text:s/>перевёлся, или его перевели, <text:s/>из Монгольских степей; тоже капитан.</text:p>
      <text:p text:style-name="P5">Нос такой длинный, аж до верхней губы достаёт. Сам общительный такой. Когда его дежурство, он в кабинете не сидит, всё по казарме расхаживает, солдатикам про сертификаты рассказывает, или бороться затеет. И после борьбы такой радостный весь, глазки блестят, по щекам красные пятна, а губа за нос цепляется.</text:p>
      <text:p text:style-name="P5"><text:soft-page-break/>Я смотрю, что-то в его ужимках знакомое мелькает, а что не вруб... Ну, да! Мальчик из Нальчика!</text:p>
      <text:p text:style-name="P6">Но ведь офицер! И жена есть.</text:p>
      <text:p text:style-name="P6">Вобщем, окрестил я его по имени монгольской валюты «тугриком» и кликуха враз прижилась среди личного состава роты.</text:p>
      <text:p text:style-name="P6">И вот, на вечерней проверке опять Тугрик завёлся какой он богатый на эти самые сертификаты, завтра пойдёт холодильник жене покупать и себе часы наручные, а то в этих уже ходить стыдно — придётся выбросить, хотя жалко, «Командирские» называются.</text:p>
      <text:p text:style-name="P6">- Я не выдержал и говорю:</text:p>
      <text:p text:style-name="P6">- не хочешь выбрасывать — отдай кому-то из солдат.</text:p>
      <text:p text:style-name="P6">Он сразу:</text:p>
      <text:p text:style-name="P6">- Кто сказал? Выйти из строя!</text:p>
      <text:p text:style-name="P6">Вышел я. Он ко мне подходит, демонстративно так ремешок часов расстёгивает:</text:p>
      <text:p text:style-name="P6">- На!</text:p>
      <text:p text:style-name="P6">Я взял и в карман сунул, хотя он, конечно, на другой исход рассчитывал.</text:p>
      <text:p text:style-name="P6">Но как я на следующий день с этими часами намучался!</text:p>
      <text:p text:style-name="P6">Полдня ходил по улицам, чтоб толкнуть — никто покупать не хочет; думают как стройбатовец, так и часы краденые. И хорошие ж часы, отец мой в Москве за такие 25 рублей платил, а я за 7 отдать согласен. Первый раз не шакалю, а товар предлагаю. Дохлая <text:span text:style-name="T3">вещь</text:span> коммерция, если спроса нет.</text:p>
      <text:p text:style-name="P7">Под конец занёс я их в часовую мастерскую, мастер трёшку предложил и я согласился.</text:p>
      <text:p text:style-name="P7">Выхожу из мастерской с честно заработанными и — надо же совпадение! <text:s/>— <text:s/>подваливает ко мне какой-то ханыга:</text:p>
      <text:p text:style-name="P7">- Солдат! Часы у меня купи, за троячку отдам!</text:p>
      <text:p text:style-name="P7">Эти алкаши до того оборзели, уже даже к стройбату пристают.</text:p>
      <text:p text:style-name="P7">Через неделю мне Ваня рассказал, что у него в кочегарке повар из «молодых» в мастерской на верстаке спал. Тугрик дежурным по части был и даже в кочегарку свой длинный нос сунул. «Молодого» спящим на матрасе увидел, за хуй его схватил:</text:p>
      <text:p text:style-name="P7">- Дай! Ну, дай!</text:p>
      <text:p text:style-name="P7">Вобщем, Ваня говорил, что Тугрик уже у двух «молодых» поваров сосёт, а один из них его жену поёбывает.</text:p>
      <text:p text:style-name="P7">В казарме один раз начал на меня наезжать:</text:p>
      <text:p text:style-name="P7">- Не слишком ли ты себя «дедом» ставишь?</text:p>
      <text:p text:style-name="P7">Я в ответ ничего не сказал. Ни слова. Только губы вытянул и три звука издал «чмок-чмок-чмок».</text:p>
      <text:p text:style-name="P7">Он молча развернулся и отошёл по проходу. С тех пор меня не замечает. Вот такой я негодяй оказался. Негодяй противный!</text:p>
      <text:p text:style-name="P7"/>
      <text:p text:style-name="P7">В роте новенький появился, его перевели из другого стройбата, аж где-то в Дагестане.</text:p>
      <text:p text:style-name="P7">Он там в самоволку ушёл и застал свою жену с кем-то ещё. Начал разборку, но его повязали и на «губе» он так убедительно обещал всех порешить и с собой покончить, что его к нам перевели — дальше некуда было.</text:p>
      <text:p text:style-name="P7">Кавказец какой-то. Кто их разберёт: в одном Дагестане аж 48 народностей. Всё время молчит ни с кем <text:s text:c="2"/>не разговаривает. <text:span text:style-name="T4">К нему тоже подходить опасаются. Типа, новый зверь в привычной клетке.</text:span></text:p>
      <text:p text:style-name="P8">Как-то вечером сидит он на табурете с газетой. Я мимо шёл по проходу. Чё-то заголовок какой-то меня заинтересовал. В натуре, не шугаю, просто хочу глянуть и отдать. А он:</text:p>
      <text:p text:style-name="P8">- Уйди!</text:p>
      <text:p text:style-name="P8">- Ты чё! Блатуешь, салага?</text:p>
      <text:p text:style-name="P8">Он вскочил. Так я до него даже дотянуться не успел. Сразу стаей набежали и его метелить <text:s/>начали. <text:s/>Он вырвался — убежал из роты.</text:p>
      <text:p text:style-name="P8"><text:soft-page-break/>Что характерно — не «деды», а «черпаки». Потом уже я догадался — они эти несколько дней на него злобу и страх копили за то, что не такой как они. Не по национальному признаку, а за то, что у него такая семейная трагедия из-за которой тебя может грохнуть без оглядки на квадратуру круга. Стая страхом цементируется.</text:p>
      <text:p text:style-name="P8">А он в штаб убежал — не рискнул в Дагестан податься. Оттуда дежурный по части старлей пришёл и отвёл меня на «губу».</text:p>
      <text:p text:style-name="P8">Там уже один из днепровский отдыхал. У него хорошая дрянь оказалась.</text:p>
      <text:p text:style-name="P8">Раскумарились. На нары прилягли и тут он мне начал поливать,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, осознаём мы это или нет.</text:p>
      <text:p text:style-name="P9">Вобщем, такой себе рыцарь-тамплиер из Днепропетровска. </text:p>
      <text:p text:style-name="P10">Но если ты настолько франк-масон, тебя в стройбат загребли бы? </text:p>
      <text:p text:style-name="P10">Но я ему не мешал свой структурный анализ излагать, ведь дурь у него же.</text:p>
      <text:p text:style-name="P10">Тут дверь открывается и вкатывается татарский колобочек. </text:p>
      <text:p text:style-name="P10">Кто это такой смешной и кругленький?</text:p>
      <text:p text:style-name="P10">Алимоша! А тебя за что?</text:p>
      <text:p text:style-name="P10">Дежурный по части снял с грузовика за прибытие в расположение части в нетрезвом состоянии. </text:p>
      <text:p text:style-name="P10">Хотел даже обыск учинить на предмет обнаружения попытки ввоза контрабандного спиртного, но Алимоша стал бить себя в грудь, фуфайку расстегнул и кричит: смотрите, какой он честный боец, а запах это от жигулёвского пива, что выпил по нечаянности, думал, что это ситро, там темно было!..</text:p>
      <text:p text:style-name="P10">Так расстёгнутым его к нам и привели. </text:p>
      <text:p text:style-name="P10">Минут через пять Алимоша в дверь постучал, спросил у дежурных по КПП старлей ушёл или нет.</text:p>
      <text:p text:style-name="P10">Ушёл.</text:p>
      <text:p text:style-name="P10">Тут Алимоша из рукава фуфайки достал бутылку вина и велел отнести в первую роту Вите Новикову, а то ребята заждались уже.</text:p>
      <text:p text:style-name="P10">Дежурные ушли исполнять поручение, а Алимоша из второго рукава достал вторую бутылку и остался без бицепсов. Ну, и как водится</text:p>
      <text:p text:style-name="P28"><text:tab/><text:tab/><text:tab/>...бойцы вспоминали минувшие дни</text:p>
      <text:p text:style-name="P10"><text:span text:style-name="T1"><text:tab/><text:tab/><text:tab/> <text:s text:c="2"/>и битвы где вместе рубились они..</text:span>.</text:p>
      <text:p text:style-name="P7"/>
      <text:p text:style-name="P10">Утром нас, конечно ж, выпустили — кому-то ж надо пятилетку выполнять. А кавказца, что шантажировал самоубийством вслед за серией убийств перевели в отдельную роту.</text:p>
      <text:p text:style-name="P10"/>
      <text:p text:style-name="P11">Того узбека я приметил в столовой, потому что он натолкнул меня на мысль, о том, что для тáски не обязательно иметь дурь, а можно тащиться и на шáру.</text:p>
      <text:p text:style-name="P11">Мы после отбоя в столовую зашли; «молодые», у кого наряд на полы, там уже уборку начали; мы в углу за столом аккуратно сели, никому не мешаем — когда они ещё сюда домоются! <text:s/>Косячок культурно по кругу ходит, а таскалово на смехуёчки завернуло — друг на друга смотрим, со смеху уссыкаемся.</text:p>
      <text:p text:style-name="P11">И этот узбек, что метрах в трёх от нас мокрую тряпку по полу таскал, вдруг тоже заржал!</text:p>
      <text:p text:style-name="P11">Короче, на нас глядючи, подзарядился и его тем же руслом поволокло — на <text:s/>шáру, без дури.</text:p>
      <text:p text:style-name="P11">Подозвали его, пяточку предложили, но он отказался. Ну, ясно, шугается ещё — вдруг кусок из его роты сюда заглянет как тут что.</text:p>
      <text:p text:style-name="P11">А потом смотрю — он в бригаде с РБУ в одном со мной грузовике домой ездит.</text:p>
      <text:p text:style-name="P11">А иногда по дороге песни поёт на своём языке и в своих среднеазиатских гармониях. Непривычно, но слушать можно; типа, Джимми Хендрикс без гитары.</text:p>
      <text:p text:style-name="P11"><text:soft-page-break/>Узбеки в задумчивость впадают, и дорога быстрей кончается. Молодец акын, или, может, ашуг. Ну, короче — лабух.</text:p>
      <text:p text:style-name="P11">Сержант Миша Хмельницкий никак имя его не мог <text:s/>выговорить, под конец говорит:</text:p>
      <text:p text:style-name="P11">- Ладно! Будешь — Вася!</text:p>
      <text:p text:style-name="P11">Вот как-то едем домой, Хмель и говорит:</text:p>
      <text:p text:style-name="P11">- Вася! Пой!</text:p>
      <text:p text:style-name="P11">Я вижу, что тому неохота, настроения нет, а Хмель не унимается:</text:p>
      <text:p text:style-name="P11">- Ты чё, не понял? Тебе сказано — пой!</text:p>
      <text:p text:style-name="P11">Ну, тот и запел. Узбеки на него волком смотрят, по своему матерят: чё, мол, ты у этой падлы канарейкой заделался?</text:p>
      <text:p text:style-name="P11">Языка я не знаю, но оно и так понятно.</text:p>
      <text:p text:style-name="P11">Лабух куплета два проаманил и — на коду. А Хмель опять пристаёт:</text:p>
      <text:p text:style-name="P11">- Пой, Вася!</text:p>
      <text:p text:style-name="P12">Тот опять завёл на высоких нотах. Тут смотрю узбеки расцвели, в одном месте хохотнули даже. Ну, понятно, это он в песне слова переделал:</text:p>
      <text:p text:style-name="P12"><text:span text:style-name="T1"><text:tab/><text:tab/><text:tab/>Вай, сержант, я твой мама ебал!.</text:span>.</text:p>
      <text:p text:style-name="P12">А Хмель не врубается:</text:p>
      <text:p text:style-name="P12">- Во! Молодец! Ещё давай!</text:p>
      <text:p text:style-name="P12">Тот ещё даёт:</text:p>
      <text:p text:style-name="P12"><text:tab/><text:tab/><text:tab/><text:span text:style-name="T1">Вай, сержант, я твой рот ебал!.</text:span>.</text:p>
      <text:p text:style-name="P12">Узбеки со смеху дохнут, а сержанту понравилось:</text:p>
      <text:p text:style-name="P12">- Хорошо, Вася!</text:p>
      <text:p text:style-name="P12">Тут грузовик на нужном мне перекрёстке у светофора тормознул и я, не прощаясь с милой компанией меломанов, через задний борт по лесенке с достоинством слинял.</text:p>
      <text:p text:style-name="P12"/>
      <text:p text:style-name="P12">А линял я к тихой мышке.</text:p>
      <text:p text:style-name="P12">Вообще-то её Таней зовут, просто про себя я её так называл.</text:p>
      <text:p text:style-name="P12">Блондиночка.</text:p>
      <text:p text:style-name="P12">Когда я к ней в троллейбусе первый раз подошёл, она тихо так всё отвечала.</text:p>
      <text:p text:style-name="P12">А как не подойти? Несколько раз её в одном и том же троллейбусе видел, в котором от Кольцевого до РБУ ездил.</text:p>
      <text:p text:style-name="P12">Она мне уже потом сказала:</text:p>
      <text:p text:style-name="P12">- Я тебя ещё в феврале приметила. У тебя в самые морозы бушлат нараспашку был, вся шея открытая.</text:p>
      <text:p text:style-name="P12"><text:span text:style-name="T1"><text:tab/><text:tab/><text:tab/>...лишь тех мы женщин выбираем, которые нас выбрали уже..</text:span>.</text:p>
      <text:p text:style-name="P12"/>
      <text:p text:style-name="P12">Она старше меня года на два. </text:p>
      <text:p text:style-name="P12">В то утро, когда она согласилась вечером встретиться на Кольцевом, я не один на РБУ ехал, и там от остановки ещё по переулку метров двести топать. Так я тому молдаванину говорю:</text:p>
      <text:p text:style-name="P12">- Рару! Спорим — разденусь?</text:p>
      <text:p text:style-name="P12">Вобщем, кругом снег, хоть <text:s/>и март уже, а я до пояса всё скинул; в одних сапогах и хэбэ брюках по переулку вымахую, а Рару мой бушлат и куртку с рубахой несёт. Вот такой на меня восторг напал.</text:p>
      <text:p text:style-name="P12">Но это ещё до того было, как она мне про мою шею рассказывала.</text:p>
      <text:p text:style-name="P13">Скорее всего, это на меня та встреча с юродивым повлияла.</text:p>
      <text:p text:style-name="P13">Ещё в феврале я на 50-квартирном с неделю околачивался; на том самом, что мы когда-то ломами из арматуры начинали, а теперь уже к сдаче движется.</text:p>
      <text:p text:style-name="P13">И ребята мне сказали, в одной улочке неподалёку какой-то старик босиком ходит. Я специально два раза ходил, пока его застал.</text:p>
      <text:p text:style-name="P13"><text:soft-page-break/>Старик с бородой; седая — аж жёлтая, шапка на нём, пальто. Тощий и длинный, но вряд ли наркоман — он по своему тащится. У него штаны закатаны и ноги от колен голые.</text:p>
      <text:p text:style-name="P13">Метлой дорожку в снегу прометает. Снег падает, а он босиком ходит и прометает. И пусто вокруг. Посмотрел я на него, и он на меня — искоса. Помолчали. И я ушёл.</text:p>
      <text:p text:style-name="P13"/>
      <text:p text:style-name="P13">Каждый верит, что он прав. И каждый верит по своему. У ставропольских мужиков вера, почему-то, с ногами связана.</text:p>
      <text:p text:style-name="P13">Через много лет по телевизору про одного мужика передача была. Так тот вообще из Ставрополя аж до Москвы на коленках прополз. Куски автомобильных покрышек на колени привязывал и — вперёд...</text:p>
      <text:p text:style-name="P13">Для возрождения веры и благообразия в христолюбивом народе России.</text:p>
      <text:p text:style-name="P13">Я не против. Я — <text:span text:style-name="T10">неверующий, но </text:span>веротерпимый.</text:p>
      <text:p text:style-name="P13">Настоящая веротерпимость только среди неверующих и бывает. Остальные все прикидываются, <text:s/>а на самом деле хотят всех в свою веру обратить. <text:span text:style-name="T10">Даже те же атеисты, которые верят, что бога нет.</text:span></text:p>
      <text:p text:style-name="P19">Неверующий это когда верить нечем, нет соответствующего органа. Доктор сказал «мы отрежем только аппендикс», но хряпнул лишку и оттяпал то, чем верят.</text:p>
      <text:p text:style-name="P13">А если веры нет, то и обращать некуда.</text:p>
      <text:p text:style-name="P13">Так что ползайте себе на здоровье, в позу лотоса садитесь, лбом в землю упирайтесь — да что угодно! — лишь бы не на моей грядке.</text:p>
      <text:p text:style-name="P13">Я — веротерпимый.</text:p>
      <text:p text:style-name="P13"/>
      <text:p text:style-name="P14">Но в стройбате той весной мне не до теологии было, когда я ожидал троллейбус номер пять на Кольцевом.</text:p>
      <text:p text:style-name="P14">Их несколько прошло, пока Таня приехала.</text:p>
      <text:p text:style-name="P14">Мы тихо пошли по тротуару вдоль пятиэтажек сложенных липецкой кладкой из белого силикатного кирпича. Потом зашли в подъезд одной из пятиэтажек.</text:p>
      <text:p text:style-name="P14">Долго и тихо обнимались, стоя у батареи под лестничным маршем первого этажа. Тихо совокупились, всё так же стоя.</text:p>
      <text:p text:style-name="P14">Вышли снова на тротуар и я её проводил до другого подъезда другой пятиэтажки.</text:p>
      <text:p text:style-name="P14">Потом долго не удавалось повторить тихое наслаждение — подъезды стали почему-то слишком людные.</text:p>
      <text:p text:style-name="P14">Пару рапз мы ходили в кино на дневной сеанс, но вокруг детвора сидела.</text:p>
      <text:p text:style-name="P14">После одного сеанса меня капитан Писак засёк вместе с нею; отозвал меня в сторону и призывал незамедлительно прекратить с ней всякие отношения, хотя ничего конкретного на неё предъявить не мог.</text:p>
      <text:p text:style-name="P14">И что характерно, если ты Писак, так иди командуй своей первой ротой, а у меня комроты — Тугрик.</text:p>
      <text:p text:style-name="P14">Но потом я всё-таки пришёл к ней домой. Совсем не в том подъезде, куда провожал её в первый раз.</text:p>
      <text:p text:style-name="P14">Когда в прихожей я снял сапоги и спрятал в них портянки, чтоб не слишком воняли, то оказался босым, и даже тапочки не скрывали этот факт — как юродивый, только без метлы.</text:p>
      <text:p text:style-name="P14">Дома у неё оказалась мама и дочка трёх лет.</text:p>
      <text:p text:style-name="P14">Потом её мама с её дочкой вышли в магазин, а мы сели на ковре и она раскрыла альбом с фотографиями.</text:p>
      <text:p text:style-name="P14">И в альбоме и на ковре она была очень симпатичная, эта тихая мышка блондиночка Таня.</text:p>
      <text:p text:style-name="P14">Мне стоило лишь протянуть руку, положить на плечо её домашнего халатика и разложить её рядом с альбомом, но я так и не смог. Не знаю что, но что-то меня не пустило.</text:p>
      <text:p text:style-name="P14"/>
      <text:p text:style-name="P15"><text:soft-page-break/>В те непостижимо далёкие времена я ещё не знал, что все мои невзгоды или радости, взлёты и падения, <text:s/>все мои <text:span text:style-name="T7">наслаждения</text:span> и <text:span text:style-name="T7">лишения</text:span>, <text:span text:style-name="T6">исходят</text:span> от той сволочи в не<text:span text:style-name="T6">достиж</text:span>имо далёком будущем, которая сейчас слагает это письмо тебе, лёжа в палатке посреди тёмного леса <text:span text:style-name="T6">под неумолчное</text:span> журча<text:span text:style-name="T6">нье </text:span>струй реки по имени Варанда...</text:p>
      <text:p text:style-name="P15"/>
      <text:p text:style-name="P16">Потом вернулась из магазина её мама с внучкой и принесла сетку оранжевых апельсинов.</text:p>
      <text:p text:style-name="P16">Дальнейшие наши встречи проходили вне её дома и она начала интересоваться содержанием записей в моём военном билете. Туфта насчёт сейфа не прокатила — она была на два года старше.</text:p>
      <text:p text:style-name="P16">В отряде у меня что-то захороводилось, пошёл какой-то сумбур и мы потеряли друг друга из виду.</text:p>
      <text:p text:style-name="P16">Уже перед самым дембелем я заходил к ней, но мама сказала, что она не дома.</text:p>
      <text:p text:style-name="P16">Я дождался её у её подъезда, мы прошли в широкий ночной двор между пятиэтажками и она тихо отдалась мне на столе детской площадки.</text:p>
      <text:p text:style-name="P16">Однако, кончил я слишком быстро, куда быстрее, чем в подъезде. Мне это не понравилось и я прервал с ней отношения, как и хотел Писак.</text:p>
      <text:p text:style-name="P16"/>
      <text:p text:style-name="P16">Чем ближе дембель, тем меньше спится. </text:p>
      <text:p text:style-name="P16">Куда вы удалились — те блаженные времена, когда я, салага, засыпал едва коснувшись головой подушки?</text:p>
      <text:p text:style-name="P16">А теперь? Проверка прошла, в клуб сходил, вернулся в роту, а сна ни в одном глазу.</text:p>
      <text:p text:style-name="P16">Вот и собираются вокруг такие же полуночники; лежим на койках кубрика, базарим о том, о сём. Или дуры гоняем.</text:p>
      <text:p text:style-name="P16">Гнать дуру — значит рассказывать длинную историю, и не обязательно реальную.</text:p>
      <text:p text:style-name="P16"/>
      <text:p text:style-name="P16">Через много лет из «Архипелага» Солженицына я узнал, что это старинный зэковский обычай времяпрепровождения; ещё с царских времён; когда в камере рассказывают какой-нибудь роман из какого-нибудь Диккенса, расцвечивая его деталями из современной повседневности.</text:p>
      <text:p text:style-name="P16">Но тогда вместо «гонять дуру», говорили «тискать роман».</text:p>
      <text:p text:style-name="P16"/>
      <text:p text:style-name="P16">Когда очередь дошла до меня, я погнал роман возмездия о двух юных влюблённых и жестоком бароне из замка, который заточил юношу в подземелье и у него на глазах делал из девушки секс-рабыню, до того момента, пока юноша, через месяц, не расшатал забитый в стену ёрш, куда крепилась его цепь.</text:p>
      <text:p text:style-name="P16">К <text:s/>Диккенсу это не имеет никакого отношения, гоняя эту дуру, я, закрыв глаза, видел полупрозрачную блузку Мишель Мерсье из первой серии «Анжелики».</text:p>
      <text:p text:style-name="P16">Но возникает вопрос: если я на целый месяц отдал возлюбленную барону, чтоб он <text:s/>ею пользовался совместно со своим волкодавом и различными предметами средневековой утвари и инвентаря, а сам в это же время, типа, как соучаствуя, дёргался на своей цепи в такт происходящему, чтобы расшатать крепление, то, может быть, я — извращенец?</text:p>
      <text:p text:style-name="P16">Конечно, этот вопрос возникнет не у слушателей, а у меня, и не сразу, но всё таки...</text:p>
      <text:p text:style-name="P17">Во время расправы с бароном, проводившейся самым изуверским образом, Хмель вдруг крикнул:</text:p>
      <text:p text:style-name="P17">- Дневальный!</text:p>
      <text:p text:style-name="P17">От тумбочки в конце прохода пришёл дневальный и Хмель ему сказал:</text:p>
      <text:p text:style-name="P17">- Он уже заебал свои храпом — еб<text:span text:style-name="T9">ан</text:span><text:span text:style-name="T8">и́</text:span><text:span text:style-name="T9"> ег</text:span>о в лобешник, пусть упокоится.</text:p>
      <text:p text:style-name="P17">- Кто?</text:p>
      <text:p text:style-name="P17">- Вон тот салага через два кубрика.</text:p>
      <text:p text:style-name="P17">Дневальный склонился над нарушителем покоя, прислушался к сонному дыханию:</text:p>
      <text:p text:style-name="P17"><text:soft-page-break/>- Не, вроде не этот.</text:p>
      <text:p text:style-name="P17">В разговор включился Лёлик:</text:p>
      <text:p text:style-name="P17">- Ну, всё равно еб<text:span text:style-name="T9">ан</text:span><text:span text:style-name="T8">и́</text:span> — какая в хуй разница.</text:p>
      <text:p text:style-name="P17"/>
      <text:p text:style-name="P17">Глубина философской мудрости этих слов до сих пор заставляет меня прослезиться:</text:p>
      <text:p text:style-name="P18">«всё равно еб<text:span text:style-name="T9">ан</text:span><text:span text:style-name="T8">и́</text:span> — какая в хуй разница»</text:p>
      <text:p text:style-name="P17">Это — квинтэссенция уставных и прочих отношений, залог боевой выучки, боеготовности и боеспособности армии... хотелось бы сказать — Советской, ушедшей в небытие... но кто нынче верит в Дедов-Морозов?</text:p>
      <text:p text:style-name="P17"/>
      <text:p text:style-name="P20">Солдат-дембель живёт в постоянном напряжении. Непонятное, беспочвенно тревожное состояние лишает его сна, аппетита, способности соизмерять свои действия с требованиями элементарной логики.</text:p>
      <text:p text:style-name="P20">Каждое утро твои однопризывники на разводе выстраиваются группами лицом к построению и, после краткого напутствия от замполита или начштаба, идут к проходной, за ворота, на дембель. </text:p>
      <text:p text:style-name="P20">А я когда же?</text:p>
      <text:p text:style-name="P20">И чем заполнить ещё и этот день тягостного нескончаемого ожидания?</text:p>
      <text:p text:style-name="P20"/>
      <text:p text:style-name="P20">Промаявшись часов до трёх в расположении части, я сел в кабину УАЗа-хлебовозки, чтобы поехать в Ставрополь. В крытый брезентом кузов забрался Лёлик и кто-то из его кентов, тоже в самоволку.</text:p>
      <text:p text:style-name="P20">Мы выехали через КПП и погнали по мокрому после недавней грозы шоссе. Асфальт по краям его был повыбит, поэтому та белая легковушка, что выскочила из-за поворота нам навстречу, пёрла посреди шоссе.</text:p>
      <text:p text:style-name="P20">Водитель хлебовозки увернулся, соскочив правыми колёсами на грязь обочины. А тут поворот — <text:s/>он крутанул руль влево и дал по тормозам.</text:p>
      <text:p text:style-name="P20">УАЗ выскочил на шоссе, но нас понесло юзом по мокрому асфальту. Машина мчала вперёд то левым, то правым бортом, не обращая внимания куда крутит руль водитель.</text:p>
      <text:p text:style-name="P20">Под конец нас вообще развернуло в обратную сторону и, проехав сколько-то задом-наперёд, машина опрокинулась под откос.</text:p>
      <text:p text:style-name="P21">Он был невысоким — метра два, поэтому мы перевернулись не больше двух раз.</text:p>
      <text:p text:style-name="P21">Странное ощущение, когда находишься в кабине машины кувыркающейся под откос. Как будто ты рыба в аквариуме. Наверное, это и есть невесомость. Мимо тебя проплывает висящий над сидением водитель, руль, дверь, опять водитель.</text:p>
      <text:p text:style-name="P21">На него я и приземлился. Машина лежала на боку. Но из кабины он вылез первым, через окно двери над головой. Я последовал за ним. Ребята из кузова уже стояли рядом с водителем. Повезло.</text:p>
      <text:p text:style-name="P21">На шоссе заскрипел тормозами «козёл» комбата. Не дожидаясь продолжения, я ушёл в <text:s/>зелёную листву опушки.</text:p>
      <text:p text:style-name="P21">- Это кто ещё был?</text:p>
      <text:p text:style-name="P21">- Не знаю, из отдельной роты попросился...</text:p>
      <text:p text:style-name="P21">Через два километра лес кончился, у меня улеглась напряжённая дрожь в руках и пошёл <text:s text:c="2"/>Ставрополь.</text:p>
      <text:p text:style-name="P21">Я поехал в кино — снять адреналин. «Как украсть миллион» с Питером О' Тулом.</text:p>
      <text:p text:style-name="P21">Или это был «Повторный брак» с Бельмондо?</text:p>
      <text:p text:style-name="P21">Нет! После Бельмондо я познакомился с Надей.</text:p>
      <text:p text:style-name="P21">Студентка чего-то там. Мы долго гуляли, я её обнял, но когда начал целовать, она укусила меня за язык.</text:p>
      <text:p text:style-name="P21">- Я знаю на что ты намекаешь!</text:p>
      <text:p text:style-name="P21"><text:soft-page-break/>Вот дура! Какие тут намёки? Я даже говорить не могу, больно же!</text:p>
      <text:p text:style-name="P21">Я проводил её до одноэтажного дома, где она снимала квартиру. Она зашла туда и вынесла банку сгущёнки. Типа, утешительный приз раненому бойцу.</text:p>
      <text:p text:style-name="P21">Я обнял её на прощанье, но целовать не мог. Оставшись один, я посмотрел на банку у себя в руках, потом на стену дома, но гвоздика нигде не оказалось. <text:s/>Поставив банку на перила, я ушёл. <text:span text:style-name="T11">Какое уж там наслаждение с прокушенным языком.</text:span></text:p>
      <text:p text:style-name="P21"/>
      <text:p text:style-name="P22">В отряде остались всего четыре дембеля — я, Серый, Рыжий из Днепра, и Саша Рудько.</text:p>
      <text:p text:style-name="P22">Я уже достал себе парадку — попросил у «фазана», потому что из-за перевода меня в четвёртую роту на должность кочегара мне её тогда так и не выдали.</text:p>
      <text:p text:style-name="P22">Утром, до начала развода, рядом с сортиром хоровод.</text:p>
      <text:p text:style-name="P22">Накануне вечером Серый заставил «молодого» автокрановщика везти его с объекта в часть, уже возле отдельной роты сел сам порулить и — врезался в столб.</text:p>
      <text:p text:style-name="P22">Ничего страшного не произошло, крану даже ремонт не нужен, но начштаба утром как узнал — взбеленился и догнал Серого возле сортира.</text:p>
      <text:p text:style-name="P22">- Бляааадь!!</text:p>
      <text:p text:style-name="P22">Какой замах! Какой хук! Майор вложил в удар весь вес своего габаритного тела и — … промахнулся.</text:p>
      <text:p text:style-name="P22">Отскочил Серый.</text:p>
      <text:p text:style-name="P22">М-да... Эх, майор, а я-то думал, что ты боксёр...</text:p>
      <text:p text:style-name="P22">Начштабу помогли подняться, Серого сопроводили на «губу».</text:p>
      <text:p text:style-name="P22">На разводе замполит объявил, что Рыжий отправляется на дембель, а мы с Рудько — завтра.</text:p>
      <text:p text:style-name="P22">- Товарищ замполит, мне характеристику надо.</text:p>
      <text:p text:style-name="P22">- Какую ещё характеристику?</text:p>
      <text:p text:style-name="P22">- Для поступления в институт.</text:p>
      <text:p text:style-name="P22">- Ну, ты, блядь, борзой! Охуел? Алкоголик, наркоман, дебошир. Я тебе такую дам характеристику ни одна зона не примет — прямиком на крытку повезут. <text:s/><text:span text:style-name="T12">В этом наша вина перед обществом, что ты вообще отсюда выходишь! Ну, ничего, общество с тобой справится — в мелкий порошок перетрёт.</text:span></text:p>
      <text:p text:style-name="P23">Нам троим выдали в штабе деньги. Ничего себе! Так я ещё и заработал!</text:p>
      <text:p text:style-name="P23">Сто двадцать рублей за два года честного труда.</text:p>
      <text:p text:style-name="P23">Мы с Рудько поехали провожать Рыжего и заодно экипироваться.</text:p>
      <text:p text:style-name="P23">В дорогу Рудько купил себе спортивную сумку, а я дипломат-кейс; они только-только входили в моду.</text:p>
      <text:p text:style-name="P23">Его чёрное пластмассовое нутро приняло в себя дембельские гостинцы — колготки Ольге в прозрачном целлофане, бутылку водки нам с отцом, и малиновую шёлковую скатерть с бахромой за 7 руб. 50 коп., которую Рыжий купил своей мамане, но попросил, чтоб полежала в дипломате, пока сбрызнем ему дорожку. <text:s/>Туда же я положил туфли — лёгкие и практичные, из чёрного вельвета, всего за шесть пятьдесят, потому что в отряде я так и не смог найти ботинки для парадки и те, что на мне, нужно было вернуть в каптёрку третьей роты.</text:p>
      <text:p text:style-name="P23">Когда мы сбрызнули Рыжему дорожку и шумно попрощались не доходя до остановки, откуда ему ехать на вокзал, я не был пьяным и помнил, что в моём дипломате лежит малиновая скатерть с бахромой, которую он купил своей мамане.</text:p>
      <text:p text:style-name="P23">Я не напомнил Рыжему о ней. Я её украл.</text:p>
      <text:p text:style-name="P23">В какой-то момент он отрезвело глянул на меня — может вспомню? Но я смолчал.</text:p>
      <text:p text:style-name="P23">Он снова захмелел и пошёл к остановке; вот между нами десять метров; двадцать...</text:p>
      <text:p text:style-name="P23">Но я так и не окликнул:</text:p>
      <text:p text:style-name="P23">- Рыжий! Ты ж забыл!</text:p>
      <text:p text:style-name="P23">И никакая падла с берегов Варанды не оправдает эту мою подлость.</text:p>
      <text:p text:style-name="P23"><text:soft-page-break/>Следующим утром на разводе мы с Рудько стояли лицом к строю и начштаба объявил, что мы уходим на дембель.</text:p>
      <text:p text:style-name="P23">Мы сделали поворот «налево!» <text:s/>— я со своим дипломатом и Рудько с синей спортивной сумкой.</text:p>
      <text:p text:style-name="P24">Через пару шагов комбат углядел на мне вельветовые туфли.</text:p>
      <text:p text:style-name="P24">- Это чё за еби о мать?!</text:p>
      <text:p text:style-name="P24">- Да, ну, его на хуй,- сказал начштаба.- Пускай валит отсюда.</text:p>
      <text:p text:style-name="P24">И я пошёл перетираться в порошок.</text:p>
      <text:p text:style-name="P24"/>
      <text:p text:style-name="P25">Но и сутки спустя я всё ещё был в Ставрополе. В его аэропорту деревенского вида. У меня был билет до Киева, купленный в кассе в городской Аэрофлота, и я провёл ночь в гостинице, но когда приехал в этот, типа, аэропорт, посадку отложили на час, потом ещё на один и лишь к полудню наш АН-24 <text:span text:style-name="T13">пробежал по взлётной полосе и под крылом самолёта, под гул моторов, поплыли редкие облачка и топографические пейзажи.</text:span> </text:p>
      <text:p text:style-name="P26">Стройбат остался в прошлом, но я всё ещё оставался в стройбате и думал о старшине первой роты, что на прошлой неделе прицепился ко мне в городском автобусе. </text:p>
      <text:p text:style-name="P26">Главное, оно ему надо? Он же в гражданке был. Подвыпивший, вот и решил пошугать.</text:p>
      <text:p text:style-name="P26">- Ты чё тут? Немедленно в часть, Комбату скажу на разводе.</text:p>
      <text:p text:style-name="P26">- А я скажу, что ты был пьяный как свинья.</text:p>
      <text:p text:style-name="P26">Никто никому ничего не сказал.</text:p>
      <text:p text:style-name="P26">И тот майор тоже в гражданке был. Вообще не знаю откуда он и что.</text:p>
      <text:p text:style-name="P26">- Я — майор!- кричит.- <text:s/>Ты что себе позволяешь?!</text:p>
      <text:p text:style-name="P26">А почём я знаю, что ты майор, если ты в гражданке? Вот у меня всё ясно. Глянь на погоны — рядовой стройбата.</text:p>
      <text:p text:style-name="P26">Это мы с ним из-за буфетчицы в кафе сцепились. Ядрёная баба. Она сперва больше ко мне имела склонность, пока он майором не объявился. Может врал? Нет такую бабу не проведёшь.</text:p>
      <text:p text:style-name="P26"/>
      <text:p text:style-name="P26">Я всё ещё принадлежу стройбату, какая-то часть меня осталась в нём. Навсегда. Какую-то часть его я уношу в себе. До конца.</text:p>
      <text:p text:style-name="P26"/>
      <text:p text:style-name="P26">Но ни о чём таком я не думаю. Я — просто дембель летящий домой. Не домой, в смысле, в казарму, а домой, в смысле, домой.</text:p>
      <text:p text:style-name="P26">Хотя мать писала, что дом продали и купили пол-хаты дальше на Посёлке. Ничего, найду, адрес знаю.</text:p>
      <text:p text:style-name="P26">Но долго думать о Конотопе не получается; думать о нём я отвык, вот и думаю о привычном.</text:p>
      <text:p text:style-name="P27">Как мы водили пятигорского ударника в лётное училище, <text:s/>показывать на что он годен.</text:p>
      <text:p text:style-name="P27">Втроём пошли — Длинный, ударник тот и я, чтоб те курсанты из их вокально-инструментального ансамбля убедились, что лабух клёво стучит и поговорили б со своим замполитом приткнуть его в ЧМО при училище.</text:p>
      <text:p text:style-name="P27">Такая была идея.</text:p>
      <text:p text:style-name="P27">Они как раз на сцене репетировали. Зал, как летний кинотеатр — без крыши.</text:p>
      <text:p text:style-name="P27">Длинный гитару их взял, ударник за барабаны сел. Ну, и врезали попурри из Джимми и Джимми. Отвели душу. Как трактором проехали по тем курсантам в голубых погонах.</text:p>
      <text:p text:style-name="P27">Им же барабанщик нужен типа того, что за пионерским знаменем рядом с горнистом ходит:</text:p>
      <text:p text:style-name="P27">ду-ду-ду-дý, ду-ду-ду-дý.</text:p>
      <text:p text:style-name="P27">Вряд ли они своему замполиту хоть слово об этом приходе сказали. Чистенькие такие. Ухоженные.</text:p>
      <text:p text:style-name="P26"/>
      <text:p text:style-name="P29">Неужели всё позади? И больше не будет вечерних проверок9 Ни комроты, ни начштаба, ни кусков...</text:p>
      <text:p text:style-name="P29"><text:soft-page-break/>Лечу домой.</text:p>
      <text:p text:style-name="P29">Дома будет всё ништяк. Не зря же мечтал все эти два года; точнее не позволял себе думать о доме.</text:p>
      <text:p text:style-name="P29">Мой первый полёт в самолёте. Не тащиться же двое суток поездом.</text:p>
      <text:p text:style-name="P29">Вот только запястье щемит. Та дура в гостинице вчера вечером. Она бы дала, да негде.</text:p>
      <text:p text:style-name="P29">Говорит, пошли к тебе в номер. Я мужиков попросил — они вышли. Так пока она себе цену набивала и своими ногтями мне запястье уродовала, они возвращаться по одному начали.</text:p>
      <text:p text:style-name="P29">Сеанс окончен.</text:p>
      <text:p text:style-name="P29">А я не принуждал, сама за руку ухватила и начала когти запускать. Не Ставрополь, а рассадник садисток.</text:p>
      <text:p text:style-name="P29">Может Ольга и не заметит. А увидит — так что? Мало ли какие раны-шрамы можно получить на боевом посту.</text:p>
      <text:p text:style-name="P29">АН-24 приземлился в Ростове. Я вышел в туалет возле взлётного поля и на обратном пути был остановлен военным патрулём.</text:p>
      <text:p text:style-name="P29">Конечно, вельветовые туфли не по уставу, но, братцы, дембель я — пролётом к дому, у меня уже самолёт винтами гудит. Отпустили.</text:p>
      <text:p text:style-name="P29">Дозаправка в Харькове и вот он — залитый уже совсем по-летнему ярким солнцем — аэропорт Борисполь.</text:p>
      <text:p text:style-name="P29">В тот первый прилёт я решил, что это уже Киев и, выйдя на солнечную площадь, запруженную всевозможным транспортом и снующими пешеходами, направился к большому щиту с буквой «Т» и двумя рядами клеточек шахматной доски — на такси.</text:p>
      <text:p text:style-name="P29">Таксист оказался немного патлатым молодым мужиком лет под тридцать. Мне понравились его добротные туфли коричневой кожи с широкими шнурками.</text:p>
      <text:p text:style-name="P29">Я сказал, что мне на железнодорожный вокзал и он предложил мне подождать в машине, пока <text:span text:style-name="T14">он </text:span>найдёт попутчиков. <text:span text:style-name="T14">До Киева оставалось ещё сорок восемь километров.</text:span></text:p>
      <text:p text:style-name="P30">Он ушёл, а я остался сидеть на переднем сиденьи, снял китель и, чтобы скоротать время и сгладить нарастающее нетерпение, забил и выкурил косяк.</text:p>
      <text:p text:style-name="P30">Тут он привёл двух офицеров — майора и подполковника, но помоложе, чем у нас в отряде; и мы поехали.</text:p>
      <text:p text:style-name="P30">Может этот таксист в коричневых туфлях унюхал дым от косяка в салоне и улетел от личных воспоминаний, но он гнал как бешеный, а после моста Патона и вовсе перестал замечать светофоры. А может это был день отключённых светофоров — праздник свободного вождения — обгоняй кто кого и как может.</text:p>
      <text:p text:style-name="P30">Расплачиваясь у вокзала подполковник сказал:</text:p>
      <text:p text:style-name="P30">- Ну, шеф, ты и летаешь!</text:p>
      <text:p text:style-name="P30">Так что, скорее всего, у таксиста и впрямь был улёт на шáру.</text:p>
      <text:p text:style-name="P30">В 1975 году дипломаты типа «кейс» встречались не так уж часто и потому привлекали к себе внимание своим деловым видом.</text:p>
      <text:p text:style-name="P30">Старшему офицеру оно простительно, а меня при входе в Центральный зал остановил военный патруль. Опять, кстати, курсанты, но уже в красных погонах.</text:p>
      <text:p text:style-name="P30">Они проверили мою дембельскую бумагу и сличили меня с фоткой двухлетней давности в моём военном билете. Придраться не к чему.</text:p>
      <text:p text:style-name="P30">И тут я допустил ошибку, посмотрев на свои туфли. Старший патруля проследил за моим взглядом и увидел вопиющее нарушение уставной формы одежды.</text:p>
      <text:p text:style-name="P30">Меня повели в комендатуру под центральной лестницей, что вела высоко вверх к многотонному беломраморному изваянию головы Ленина.</text:p>
      <text:p text:style-name="P30">Дежурный <text:span text:style-name="T15">офицер </text:span>комендатуры вокзала <text:span text:style-name="T15">велел мне открыть дипломат и сразу понял, что я — дембель: колготки, бутылка водки и краденая скатерть с бахромой.</text:span></text:p>
      <text:p text:style-name="P30">- <text:span text:style-name="T15">Иди,- сказал он. - Вернёшься в ботинках — получишь свой кейс.</text:span></text:p>
      <text:p text:style-name="P31"><text:soft-page-break/>Я рванулся в громадный кассовый зал налево.</text:p>
      <text:p text:style-name="P31">В кассу московского направления стояла длинная очередь, а в ней — метров за тридцать от кассы — я увидел солдата в парадке.</text:p>
      <text:p text:style-name="P31">Он был большого роста — значит и нога не маленькая, и он был грустный — значит возвращается после отпуска дослуживать ещё год.</text:p>
      <text:p text:style-name="P31">- Тебе куда?</text:p>
      <text:p text:style-name="P31">- До Москвы.</text:p>
      <text:p text:style-name="P31">- Пошли.</text:p>
      <text:p text:style-name="P31">Я подвёл его прямо к окошечку кассы и объяснил загалдевшей было очереди, что у нас срочный приказ охранять их покой и сон на дальних рубежах отчизны.</text:p>
      <text:p text:style-name="P31">Он взял билет до Москвы, а я до Конотопа.</text:p>
      <text:p text:style-name="P31">Когда мы отошли, я обрисовал ему ситуацию с кейсом. Фазан не в силах отказать дембелю.</text:p>
      <text:p text:style-name="P31">Мы сели на одну из множества скамеек для ожидающих и поменялись обувью.</text:p>
      <text:p text:style-name="P31">- Где это ты так быстро?- спросил дежурный офицер комендатуры.</text:p>
      <text:p text:style-name="P31">- Купил у цыгана на перроне.</text:p>
      <text:p text:style-name="P31">С вызволенным кейсом я поспешил в зал ожидания, где грустный отпускник прятал свои не по уставу обутые ноги поглубже под скамью. Я присел рядом, но поменяться мы не успели — репродукторы объявили, что поезд на Москву будет отправлен с шестого пути и мы побежали туда, чтобы не опоздать. Шнурки на одолжённых ботинках распустились и хлопали по платформе, но мы всё равно успели.</text:p>
      <text:p text:style-name="P31">Поезд торопливо стучал по рельсам, нёсся в Конотоп, а напряжение во мне не спадало, я подгонял его и не находил себе места.</text:p>
      <text:p text:style-name="P31">Лишь поздно вечером, сойдя на четвёртой платформе конотопского вокзала, я поверил, что — всё.</text:p>
      <text:p text:style-name="P33"><text:tab/><text:tab/><text:tab/>Отслужил солдат службу долгую,</text:p>
      <text:p text:style-name="P31"><text:span text:style-name="T1"><text:tab/><text:tab/><text:tab/>Службу долгую, службу ратную..</text:span>.</text:p>
      <text:p text:style-name="P32">Меня снова вёз всё тот же третий номер трамвая, но теперь аж до конечной.</text:p>
      <text:p text:style-name="P32">Темнота за окнами заставляла стёкла неясно отражать китель и фуражку солдатской парадки.</text:p>
      <text:p text:style-name="P32">На конечной я спросил где тут улица Декабристов, и мне сказали, что надо идти в ту сторону.</text:p>
      <text:p text:style-name="P32">Заборы. Хаты за калитками. Редкие фонари. Незнакомая окраина.</text:p>
      <text:p text:style-name="P32">Спросив ещё кого-то по пути, я вышел на улицу Декабристов и пошёл вдоль неё, пока не различил в темноте табличку с номером тринадцать.</text:p>
      <text:p text:style-name="P32">Зайдя через калитку, я постучал в первую дверь. Она открылась.</text:p>
      <text:p text:style-name="P32">Это мой отец такой седой?</text:p>
      <text:p text:style-name="P32">В падающем через проём двери свете, он недоверчиво присматривался к моей парадной форме.</text:p>
      <text:p text:style-name="P32">- Сергей?</text:p>
      <text:p text:style-name="P32">Он обернулся в дом.</text:p>
      <text:p text:style-name="P32">- Галя! Сергей пришёл!</text:p>
      <text:p text:style-name="P32">Мать выскочила на крыльцо и с громким плачем уткнулась в китель парадки.</text:p>
      <text:p text:style-name="P32">Я неловко погладил её вздрагивающее плечо.</text:p>
      <text:p text:style-name="P32">- Ну, чё, ты, мам, вернулся же.</text:p>
      <text:p text:style-name="P32">Мне и впрямь непонятно было о чём тут плакать.</text:p>
      <text:p text:style-name="P32">Это теперь только дошло, что плакала она о себе, о своей промелькнувшей жизни — недавно ходила с подружками в балетную школу, а тут уж — нате вам! — мужик перед ней в кителе, типа, сын из армии пришёл. Когда?</text:p>
      <text:p text:style-name="P32">Она оглянулась на испуганную девочку замершую у кухонного стола и, доканчивая последний взрыд, сказала:</text:p>
      <text:p text:style-name="P32">- Чего ты, глупенькая? Это папа твой приехал.</text:p>
      <text:p text:style-name="P32">Потом снова повернулась ко мне.</text:p>
      <text:p text:style-name="P32"><text:soft-page-break/>- А как же ты Ольгу не встретил? Разминулись? У неё третья смена. Она на кирпичном работает.</text:p>
      <text:p text:style-name="P32"/>
      <text:p text:style-name="P32">Отслужил.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6-06T17:44:05.495093262</dc:date>
    <dc:creator>sehrguey </dc:creator>
    <meta:editing-duration>PT5H22M3S</meta:editing-duration>
    <meta:editing-cycles>44</meta:editing-cycles>
    <meta:generator>LibreOffice/4.3.3.2$Linux_x86 LibreOffice_project/430m0$Build-2</meta:generator>
    <meta:document-statistic meta:table-count="0" meta:image-count="0" meta:object-count="0" meta:page-count="12" meta:paragraph-count="325" meta:word-count="5137" meta:character-count="31100" meta:non-whitespace-character-count="26123"/>
  </office:meta>
</office:document-meta>
</file>